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it" fo:country="IT"/>
    </style:style>
    <style:style style:name="P2" style:family="paragraph" style:parent-style-name="SF-titolo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size="10pt" fo:language="it" fo:country="IT" officeooo:rsid="00227c31" officeooo:paragraph-rsid="0025fd8a" style:font-size-asian="10pt" style:font-size-complex="10pt"/>
    </style:style>
    <style:style style:name="P3" style:family="paragraph" style:parent-style-name="SF-titolo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size="10pt" fo:language="it" fo:country="IT" officeooo:rsid="00227c31" officeooo:paragraph-rsid="0025fd8a" style:font-size-asian="10pt" style:font-size-complex="10pt"/>
    </style:style>
    <style:style style:name="P4" style:family="paragraph" style:parent-style-name="SF-titolo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size="10pt" fo:language="it" fo:country="IT" officeooo:rsid="00279209" officeooo:paragraph-rsid="00279209" style:font-size-asian="10pt" style:font-size-complex="10pt"/>
    </style:style>
    <style:style style:name="P5" style:family="paragraph" style:parent-style-name="SF-titolo" style:master-page-name="Standard">
      <style:paragraph-properties fo:margin-left="0cm" fo:margin-right="0cm" fo:text-indent="0cm" style:auto-text-indent="false" style:page-number="auto">
        <style:tab-stops>
          <style:tab-stop style:position="2.223cm"/>
        </style:tab-stops>
      </style:paragraph-properties>
      <style:text-properties fo:font-size="10pt" fo:language="it" fo:country="IT" officeooo:rsid="00292ced" officeooo:paragraph-rsid="00292ced" style:font-size-asian="10pt" style:font-size-complex="10pt"/>
    </style:style>
    <style:style style:name="P6" style:family="paragraph">
      <loext:graphic-properties draw:fill-color="#800000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 draw:opacity="5%"/>
      <style:paragraph-properties fo:text-align="center"/>
    </style:style>
    <style:style style:name="P9" style:family="paragraph">
      <loext:graphic-properties draw:fill="solid" draw:fill-color="#000000" draw:opacity="100%"/>
      <style:paragraph-properties fo:text-align="center"/>
    </style:style>
    <style:style style:name="P10" style:family="paragraph">
      <loext:graphic-properties draw:fill="solid" draw:fill-color="#c0c0c0" draw:opacity="100%"/>
      <style:paragraph-properties fo:text-align="center"/>
    </style:style>
    <style:style style:name="P11" style:family="paragraph">
      <loext:graphic-properties draw:fill="solid" draw:fill-color="#808080" draw:opacity="100%"/>
      <style:paragraph-properties fo:text-align="center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solid" draw:fill-color="#800000" draw:opacity="100%"/>
      <style:paragraph-properties fo:text-align="center"/>
    </style:style>
    <style:style style:name="P14" style:family="paragraph">
      <loext:graphic-properties draw:fill="solid" draw:fill-color="#ff0000" draw:opacity="100%"/>
      <style:paragraph-properties fo:text-align="center"/>
    </style:style>
    <style:style style:name="P15" style:family="paragraph">
      <loext:graphic-properties draw:fill="solid" draw:fill-color="#800080" draw:opacity="100%"/>
      <style:paragraph-properties fo:text-align="center"/>
    </style:style>
    <style:style style:name="P16" style:family="paragraph">
      <loext:graphic-properties draw:fill="solid" draw:fill-color="#ff00ff" draw:opacity="100%"/>
      <style:paragraph-properties fo:text-align="center"/>
    </style:style>
    <style:style style:name="P17" style:family="paragraph">
      <loext:graphic-properties draw:fill="solid" draw:fill-color="#008000" draw:opacity="100%"/>
      <style:paragraph-properties fo:text-align="center"/>
    </style:style>
    <style:style style:name="P18" style:family="paragraph">
      <loext:graphic-properties draw:fill="solid" draw:fill-color="#00ff00" draw:opacity="100%"/>
      <style:paragraph-properties fo:text-align="center"/>
    </style:style>
    <style:style style:name="P19" style:family="paragraph">
      <loext:graphic-properties draw:fill="solid" draw:fill-color="#808000" draw:opacity="100%"/>
      <style:paragraph-properties fo:text-align="center"/>
    </style:style>
    <style:style style:name="P20" style:family="paragraph">
      <loext:graphic-properties draw:fill="solid" draw:fill-color="#ffff00" draw:opacity="100%"/>
      <style:paragraph-properties fo:text-align="center"/>
    </style:style>
    <style:style style:name="P21" style:family="paragraph">
      <loext:graphic-properties draw:fill="solid" draw:fill-color="#000080" draw:opacity="100%"/>
      <style:paragraph-properties fo:text-align="center"/>
    </style:style>
    <style:style style:name="P22" style:family="paragraph">
      <loext:graphic-properties draw:fill="solid" draw:fill-color="#0000ff" draw:opacity="100%"/>
      <style:paragraph-properties fo:text-align="center"/>
    </style:style>
    <style:style style:name="P23" style:family="paragraph">
      <loext:graphic-properties draw:fill="solid" draw:fill-color="#008080" draw:opacity="100%"/>
      <style:paragraph-properties fo:text-align="center"/>
    </style:style>
    <style:style style:name="P24" style:family="paragraph">
      <loext:graphic-properties draw:fill="solid" draw:fill-color="#00ffff" draw:opacity="100%"/>
      <style:paragraph-properties fo:text-align="center"/>
    </style:style>
    <style:style style:name="P25" style:family="paragraph">
      <loext:graphic-properties draw:fill="solid" draw:fill-color="#ffc0cb" draw:opacity="100%"/>
      <style:paragraph-properties fo:text-align="center"/>
    </style:style>
    <style:style style:name="P26" style:family="paragraph">
      <loext:graphic-properties draw:fill="solid" draw:fill-color="#ff6347" draw:opacity="100%"/>
      <style:paragraph-properties fo:text-align="center"/>
    </style:style>
    <style:style style:name="P27" style:family="paragraph">
      <loext:graphic-properties draw:fill="solid" draw:fill-color="#ffa500" draw:opacity="100%"/>
      <style:paragraph-properties fo:text-align="center"/>
    </style:style>
    <style:style style:name="P28" style:family="paragraph">
      <loext:graphic-properties draw:fill="solid" draw:fill-color="#ffd700" draw:opacity="100%"/>
      <style:paragraph-properties fo:text-align="center"/>
    </style:style>
    <style:style style:name="P29" style:family="paragraph">
      <loext:graphic-properties draw:fill="solid" draw:fill-color="#9400d3" draw:opacity="100%"/>
      <style:paragraph-properties fo:text-align="center"/>
    </style:style>
    <style:style style:name="P30" style:family="paragraph">
      <loext:graphic-properties draw:fill="solid" draw:fill-color="#87ceeb" draw:opacity="100%"/>
      <style:paragraph-properties fo:text-align="center"/>
    </style:style>
    <style:style style:name="P31" style:family="paragraph">
      <loext:graphic-properties draw:fill="solid" draw:fill-color="#d2691e" draw:opacity="100%"/>
      <style:paragraph-properties fo:text-align="center"/>
    </style:style>
    <style:style style:name="P32" style:family="paragraph">
      <loext:graphic-properties draw:fill="solid" draw:fill-color="#a52a2a" draw:opacity="100%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style:font-name="Ubuntu" style:font-name-asian="Droid Sans Fallback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5" svg:stroke-width="0.018cm" svg:stroke-color="#000000" svg:stroke-opacity="75%" draw:stroke-linejoin="miter" draw:fill-color="#800000" draw:opacity="10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018cm" svg:stroke-color="#000000" svg:stroke-opacity="75%" draw:stroke-linejoin="miter" draw:fill-color="#ffffff" draw:opacity="5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0.018cm" svg:stroke-color="#000000" svg:stroke-opacity="75%" draw:stroke-linejoin="miter" draw:fill-color="#ffffff" draw:opacity="5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00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7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c0c0c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8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80808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9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ffff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0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8000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1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00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2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80008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3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00ff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4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80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5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ff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6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8080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7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ff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8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008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19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00ff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0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808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1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00ffff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2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c0cb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3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6347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4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a5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5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ffd700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6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9400d3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7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87ceeb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8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d2691e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29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a52a2a" draw:opacity="100%" draw:textarea-horizontal-align="center" draw:textarea-vertical-align="middle" fo:padding-top="0.009cm" fo:padding-bottom="0.009cm" fo:padding-left="0.009cm" fo:padding-right="0.009cm" style:run-through="background"/>
    </style:style>
    <style:style style:name="gr30" style:family="graphic">
      <style:graphic-properties draw:stroke="solid" draw:stroke-dash="Dashed_20__28_var_29__20_4" svg:stroke-width="0.018cm" svg:stroke-color="#000000" svg:stroke-opacity="100%" draw:stroke-linejoin="round" svg:stroke-linecap="butt" draw:fill="none" draw:fill-color="#ffffff" draw:opacity="100%" draw:textarea-horizontal-align="center" draw:textarea-vertical-align="middle" fo:padding-top="0.009cm" fo:padding-bottom="0.009cm" fo:padding-left="0.009cm" fo:padding-right="0.00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6" drawooo:display="printer" svg:width="0cm" svg:height="0cm" svg:x="10.492cm" svg:y="20.133cm" svg:viewBox="0 0 0 0" draw:points="0,0">
        <text:p/>
      </draw:polygon>
      <draw:rect text:anchor-type="page" text:anchor-page-number="1" draw:z-index="1" draw:style-name="gr2" draw:text-style-name="P7" drawooo:display="printer" svg:width="0.101cm" svg:height="0.101cm" svg:x="0cm" svg:y="0cm">
        <text:p/>
      </draw:rect>
      <draw:rect text:anchor-type="page" text:anchor-page-number="1" draw:z-index="2" draw:style-name="gr2" draw:text-style-name="P7" drawooo:display="printer" svg:width="0.101cm" svg:height="0.101cm" svg:x="0cm" svg:y="0cm">
        <text:p/>
      </draw:rect>
      <draw:rect text:anchor-type="page" text:anchor-page-number="1" draw:z-index="3" draw:style-name="gr2" draw:text-style-name="P7" drawooo:display="printer" svg:width="0.101cm" svg:height="0.101cm" svg:x="0cm" svg:y="0cm">
        <text:p/>
      </draw:rect>
      <draw:polygon text:anchor-type="page" text:anchor-page-number="1" draw:z-index="4" draw:name="turtle" draw:style-name="gr3" draw:text-style-name="P8" drawooo:display="printer" svg:width="0cm" svg:height="0cm" svg:x="10.492cm" svg:y="23.661cm" svg:viewBox="0 0 0 0" draw:points="0,0">
        <text:p/>
      </draw:polygon>
      <draw:polygon text:anchor-type="page" text:anchor-page-number="0" draw:z-index="5" draw:name="turtle" draw:style-name="gr4" draw:text-style-name="P8" drawooo:display="printer" svg:width="0cm" svg:height="0cm" svg:x="10.5cm" svg:y="23.668cm" svg:viewBox="0 0 0 0" draw:points="0,0">
        <text:p/>
      </draw:polygon>
      <draw:g text:anchor-type="page" text:anchor-page-number="0" draw:z-index="6" draw:style-name="gr5">
        <draw:rect draw:style-name="gr6" draw:text-style-name="P9" svg:width="7.056cm" svg:height="0.354cm" svg:x="6.973cm" svg:y="14.674cm">
          <text:p/>
        </draw:rect>
        <draw:rect draw:style-name="gr7" draw:text-style-name="P10" svg:width="7.056cm" svg:height="0.354cm" svg:x="6.973cm" svg:y="15.027cm">
          <text:p/>
        </draw:rect>
        <draw:rect draw:style-name="gr8" draw:text-style-name="P11" svg:width="7.056cm" svg:height="0.354cm" svg:x="6.973cm" svg:y="15.38cm">
          <text:p/>
        </draw:rect>
        <draw:rect draw:style-name="gr9" draw:text-style-name="P12" svg:width="7.056cm" svg:height="0.354cm" svg:x="6.973cm" svg:y="15.732cm">
          <text:p/>
        </draw:rect>
        <draw:rect draw:style-name="gr10" draw:text-style-name="P13" svg:width="7.056cm" svg:height="0.354cm" svg:x="6.973cm" svg:y="16.085cm">
          <text:p/>
        </draw:rect>
        <draw:rect draw:style-name="gr11" draw:text-style-name="P14" svg:width="7.056cm" svg:height="0.354cm" svg:x="6.973cm" svg:y="16.438cm">
          <text:p/>
        </draw:rect>
        <draw:rect draw:style-name="gr12" draw:text-style-name="P15" svg:width="7.056cm" svg:height="0.354cm" svg:x="6.973cm" svg:y="16.791cm">
          <text:p/>
        </draw:rect>
        <draw:rect draw:style-name="gr13" draw:text-style-name="P16" svg:width="7.056cm" svg:height="0.354cm" svg:x="6.973cm" svg:y="17.143cm">
          <text:p/>
        </draw:rect>
        <draw:rect draw:style-name="gr14" draw:text-style-name="P17" svg:width="7.056cm" svg:height="0.354cm" svg:x="6.973cm" svg:y="17.496cm">
          <text:p/>
        </draw:rect>
        <draw:rect draw:style-name="gr15" draw:text-style-name="P18" svg:width="7.056cm" svg:height="0.354cm" svg:x="6.973cm" svg:y="17.849cm">
          <text:p/>
        </draw:rect>
        <draw:rect draw:style-name="gr16" draw:text-style-name="P19" svg:width="7.056cm" svg:height="0.354cm" svg:x="6.973cm" svg:y="18.202cm">
          <text:p/>
        </draw:rect>
        <draw:rect draw:style-name="gr17" draw:text-style-name="P20" svg:width="7.056cm" svg:height="0.354cm" svg:x="6.973cm" svg:y="18.555cm">
          <text:p/>
        </draw:rect>
        <draw:rect draw:style-name="gr18" draw:text-style-name="P21" svg:width="7.056cm" svg:height="0.354cm" svg:x="6.973cm" svg:y="18.907cm">
          <text:p/>
        </draw:rect>
        <draw:rect draw:style-name="gr19" draw:text-style-name="P22" svg:width="7.056cm" svg:height="0.354cm" svg:x="6.973cm" svg:y="19.26cm">
          <text:p/>
        </draw:rect>
        <draw:rect draw:style-name="gr20" draw:text-style-name="P23" svg:width="7.056cm" svg:height="0.354cm" svg:x="6.973cm" svg:y="19.613cm">
          <text:p/>
        </draw:rect>
        <draw:rect draw:style-name="gr21" draw:text-style-name="P24" svg:width="7.056cm" svg:height="0.354cm" svg:x="6.973cm" svg:y="19.966cm">
          <text:p/>
        </draw:rect>
        <draw:rect draw:style-name="gr22" draw:text-style-name="P25" svg:width="7.056cm" svg:height="0.354cm" svg:x="6.973cm" svg:y="20.318cm">
          <text:p/>
        </draw:rect>
        <draw:rect draw:style-name="gr23" draw:text-style-name="P26" svg:width="7.056cm" svg:height="0.354cm" svg:x="6.973cm" svg:y="20.671cm">
          <text:p/>
        </draw:rect>
        <draw:rect draw:style-name="gr24" draw:text-style-name="P27" svg:width="7.056cm" svg:height="0.354cm" svg:x="6.973cm" svg:y="21.024cm">
          <text:p/>
        </draw:rect>
        <draw:rect draw:style-name="gr25" draw:text-style-name="P28" svg:width="7.056cm" svg:height="0.354cm" svg:x="6.973cm" svg:y="21.377cm">
          <text:p/>
        </draw:rect>
        <draw:rect draw:style-name="gr26" draw:text-style-name="P29" svg:width="7.056cm" svg:height="0.354cm" svg:x="6.973cm" svg:y="21.73cm">
          <text:p/>
        </draw:rect>
        <draw:rect draw:style-name="gr27" draw:text-style-name="P30" svg:width="7.056cm" svg:height="0.354cm" svg:x="6.973cm" svg:y="22.082cm">
          <text:p/>
        </draw:rect>
        <draw:rect draw:style-name="gr28" draw:text-style-name="P31" svg:width="7.056cm" svg:height="0.354cm" svg:x="6.973cm" svg:y="22.435cm">
          <text:p/>
        </draw:rect>
        <draw:rect draw:style-name="gr29" draw:text-style-name="P32" svg:width="7.056cm" svg:height="0.354cm" svg:x="6.973cm" svg:y="22.788cm">
          <text:p/>
        </draw:rect>
        <draw:rect draw:style-name="gr30" draw:text-style-name="P33" svg:width="7.056cm" svg:height="0.354cm" svg:x="6.973cm" svg:y="23.141cm">
          <text:p/>
        </draw:rect>
      </draw:g>
      <text:section text:style-name="Sect1" text:name="TextSection">
        <text:p text:style-name="P5"><text:span text:style-name="T1">ε</text:span></text:p>
        <text:p text:style-name="P2">CLEARSCREEN</text:p>
        <text:p text:style-name="P2">HOME</text:p>
        <text:p text:style-name="P2"/>
        <text:p text:style-name="P4">PICTURE “ll-colors.svg” [</text:p>
        <text:p text:style-name="P2"/>
        <text:p text:style-name="P2">FILLCOLOR “BLACK” <text:s/>RECTANGLE [200,10]PENUP FORWARD -10 PENDOWN</text:p>
        <text:p text:style-name="P2">FILLCOLOR “SILVER” <text:s/>RECTANGLE [200,10] PENUP FORWARD -10 PENDOWN</text:p>
        <text:p text:style-name="P2">FILLCOLOR “GRAY” <text:s/>RECTANGLE [200,10] <text:s/>PENUP FORWARD -10 PENDOWN</text:p>
        <text:p text:style-name="P2">FILLCOLOR “WHITE” <text:s/>RECTANGLE [200,10] PENUP FORWARD -10 PENDOWN </text:p>
        <text:p text:style-name="P2">FILLCOLOR “MAROON” <text:s/>RECTANGLE [200,10] PENUP FORWARD -10 PENDOWN </text:p>
        <text:p text:style-name="P2">FILLCOLOR “RED” <text:s/>RECTANGLE [200,10]PENUP FORWARD -10 PENDOWN</text:p>
        <text:p text:style-name="P2">FILLCOLOR “PURPLE” <text:s/>RECTANGLE [200,10] PENUP FORWARD -10 PENDOWN</text:p>
        <text:p text:style-name="P2">FILLCOLOR “FUCHSIA” <text:s/>RECTANGLE [200,10] <text:s/>PENUP FORWARD -10 PENDOWN</text:p>
        <text:p text:style-name="P2">FILLCOLOR “GREEN” <text:s/>RECTANGLE [200,10] PENUP FORWARD -10 PENDOWN </text:p>
        <text:p text:style-name="P2">FILLCOLOR “LIME” <text:s/>RECTANGLE [200,10] PENUP FORWARD -10 PENDOWN </text:p>
        <text:p text:style-name="P2">FILLCOLOR “OLIVE” <text:s/>RECTANGLE [200,10] PENUP FORWARD -10 PENDOWN </text:p>
        <text:p text:style-name="P2">FILLCOLOR “YELLOW” <text:s/>RECTANGLE [200,10] PENUP FORWARD -10 PENDOWN </text:p>
        <text:p text:style-name="P2">FILLCOLOR “NAVY” <text:s/>RECTANGLE [200,10] PENUP FORWARD -10 PENDOWN </text:p>
        <text:p text:style-name="P2">FILLCOLOR “BLUE” <text:s/>RECTANGLE [200,10] PENUP FORWARD -10 PENDOWN </text:p>
        <text:p text:style-name="P2">FILLCOLOR “TEAL” <text:s/>RECTANGLE [200,10] PENUP FORWARD -10 PENDOWN </text:p>
        <text:p text:style-name="P2">FILLCOLOR “AQUA” <text:s/>RECTANGLE [200,10] PENUP FORWARD -10 PENDOWN </text:p>
        <text:p text:style-name="P2">FILLCOLOR “PINK” <text:s/>RECTANGLE [200,10] PENUP FORWARD -10 PENDOWN </text:p>
        <text:p text:style-name="P2">FILLCOLOR “TOMATO” <text:s/>RECTANGLE [200,10] PENUP FORWARD -10 PENDOWN </text:p>
        <text:p text:style-name="P2">FILLCOLOR “ORANGE” <text:s/>RECTANGLE [200,10] PENUP FORWARD -10 PENDOWN </text:p>
        <text:p text:style-name="P2">FILLCOLOR “GOLD” <text:s/>RECTANGLE [200,10] PENUP FORWARD -10 PENDOWN </text:p>
        <text:p text:style-name="P2">FILLCOLOR “VIOLET” <text:s/>RECTANGLE [200,10] PENUP FORWARD -10 PENDOWN </text:p>
        <text:p text:style-name="P2">FILLCOLOR “SKYBLUE” <text:s/>RECTANGLE [200,10] PENUP FORWARD -10 PENDOWN </text:p>
        <text:p text:style-name="P2">FILLCOLOR “CHOCOLATE” <text:s/>RECTANGLE [200,10] PENUP FORWARD -10 PENDOWN </text:p>
        <text:p text:style-name="P2">FILLCOLOR “BROWN” <text:s/>RECTANGLE [200,10] PENUP FORWARD -10 PENDOWN </text:p>
        <text:p text:style-name="P2">FILLCOLOR “INVISIBLE” <text:s/>RECTANGLE [200,10] PENUP FORWARD -10 PENDOWN </text:p>
        <text:p text:style-name="P2">HIDETURTLE</text:p>
        <text:p text:style-name="P2"/>
        <text:p text:style-name="P4">]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istance="0cm"/>
    <draw:stroke-dash draw:name="Dashed_20__28_var_29__20_5" draw:display-name="Dashed (var) 5" draw:style="rect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it" fo:country="IT" style:letter-kerning="true" style:font-name-asian="Droid Sans Fallback" style:font-size-asian="12pt" style:language-asian="zh" style:country-asian="CN" style:font-name-complex="Nimbus Roman No9 L1" style:font-size-complex="10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fo:color="#000000" style:font-name="Nimbus Roman No9 L" fo:font-size="12pt" fo:language="it" fo:country="IT" style:letter-kerning="true" fo:background-color="#ffffff" style:font-name-asian="Droid Sans Fallback" style:font-size-asian="12pt" style:language-asian="zh" style:country-asian="CN" style:font-name-complex="Nimbus Roman No9 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name-complex="Liberation Sans2" style:font-family-complex="'Liberation Sans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loext:contextual-spacing="false" fo:text-align="start" style:justify-single-word="false"/>
      <style:text-properties style:font-name="Liberation Sans" fo:font-family="'Liberation Sans'" style:font-family-generic="swiss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Heading_20_3" style:display-name="Heading 3" style:family="paragraph" style:parent-style-name="Heading" style:default-outline-level="" style:class="text">
      <style:paragraph-properties fo:margin-top="0.247cm" fo:margin-bottom="0.212cm" loext:contextual-spacing="false"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name-complex="Liberation Sans2" style:font-family-complex="'Liberation Sans'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name-complex="Liberation Sans2" style:font-family-complex="'Liberation Sans'" style:font-family-generic-complex="system" style:font-pitch-complex="variable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Arrowhead_20_List" style:display-name="Arrowhea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lock_20_Text" style:display-name="Block Tex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ox_20_List" style:display-name="Box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ullet_20_List" style:display-name="Bulle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hapter_20_Heading" style:display-name="Chapter Heading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62cm" style:auto-text-indent="false"/>
    </style:style>
    <style:style style:name="Contents_20_Header" style:display-name="Contents Header" style:family="paragraph">
      <style:text-properties fo:color="#000000" style:font-name="Liberation Sans1" fo:font-family="'Liberation Sans'" style:font-family-generic="roman" style:font-pitch="variable" fo:font-size="16pt" fo:language="it" fo:country="IT" fo:background-color="#ffffff" style:font-name-asian="Droid Sans Fallback" style:font-family-asian="'Droid Sans Fallback'" style:font-family-generic-asian="system" style:font-pitch-asian="variable" style:font-size-asian="16pt" style:language-asian="zh" style:country-asian="CN" style:font-name-complex="Liberation Sans2" style:font-family-complex="'Liberation Sans'" style:font-family-generic-complex="system" style:font-pitch-complex="variable" style:font-size-complex="10pt" style:language-complex="hi" style:country-complex="IN"/>
    </style:style>
    <style:style style:name="Dashed_20_List" style:display-name="Dash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Diamond_20_List" style:display-name="Diamo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508cm" fo:margin-right="0cm" fo:text-indent="-0.508cm" style:auto-text-indent="false"/>
    </style:style>
    <style:style style:name="Endnote_20_Symbol" style:display-name="Endnote Symbol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0.598cm" fo:margin-right="0cm" fo:margin-top="0cm" fo:margin-bottom="0cm" loext:contextual-spacing="false" fo:text-align="start" style:justify-single-word="false" fo:text-indent="-0.598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and_20_List" style:display-name="Ha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Heart_20_List" style:display-name="Hear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Implies_20_List" style:display-name="Implies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Case_20_List" style:display-name="Lower Cas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Roman_20_List" style:display-name="Lower Roman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Numbered_20_Heading_20_1" style:display-name="Numbered Heading 1" style:family="paragraph" style:parent-style-name="Heading_20_1" style:default-outline-level="">
      <style:paragraph-properties fo:margin-left="0cm" fo:margin-right="0cm" fo:text-indent="0cm" style:auto-text-indent="false"/>
    </style:style>
    <style:style style:name="Numbered_20_Heading_20_2" style:display-name="Numbered Heading 2" style:family="paragraph" style:parent-style-name="Heading_20_2" style:default-outline-level="">
      <style:paragraph-properties fo:margin-left="0cm" fo:margin-right="0cm" fo:text-indent="0cm" style:auto-text-indent="false"/>
    </style:style>
    <style:style style:name="Numbered_20_Heading_20_3" style:display-name="Numbered Heading 3" style:family="paragraph" style:parent-style-name="Heading_20_3" style:default-outline-level="">
      <style:paragraph-properties fo:margin-left="0cm" fo:margin-right="0cm" fo:text-indent="0cm" style:auto-text-indent="false"/>
    </style:style>
    <style:style style:name="Numbered_20_List" style:display-name="Number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Plain_20_Text" style:display-name="Plain Text" style:family="paragraph">
      <style:text-properties fo:color="#000000" style:font-name="Courier New" fo:font-family="'Courier New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autore" style:family="paragraph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paragrafo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.508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titolo" style:family="paragraph">
      <style:text-properties fo:color="#000000" style:font-name="Times New Roman" fo:font-family="'Times New Roman'" style:font-family-generic="roman" style:font-pitch="variable" fo:font-size="18pt" fo:language="it" fo:country="IT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titolo-paragrafo" style:family="paragraph" style:default-outline-level="1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ection_20_Heading" style:display-name="Section Heading" style:family="paragraph" style:parent-style-name="Numbered_20_Heading_20_1" style:default-outline-level="">
      <style:paragraph-properties fo:margin-left="0cm" fo:margin-right="0cm" fo:text-indent="0cm" style:auto-text-indent="false"/>
    </style:style>
    <style:style style:name="Square_20_List" style:display-name="Squar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ar_20_List" style:display-name="Star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udi-per-la-formazione" style:family="paragraph">
      <style:text-properties fo:color="#000000" style:font-name="Times New Roman" fo:font-family="'Times New Roman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style:font-name="Liberation Sans" fo:font-family="'Liberation Sans'" style:font-family-generic="swiss" style:font-pitch="variable" fo:font-size="18pt" fo:font-style="italic" style:font-size-asian="18pt" style:font-style-asian="italic" style:font-name-complex="Liberation Sans2" style:font-family-complex="'Liberation Sans'" style:font-family-generic-complex="system" style:font-pitch-complex="variable"/>
    </style:style>
    <style:style style:name="Tick_20_List" style:display-name="Tick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Title" style:family="paragraph" style:parent-style-name="Heading" style:next-style-name="Subtitle" style:default-outline-level="" style:class="chapter">
      <style:paragraph-properties fo:margin-top="0.423cm" fo:margin-bottom="0.212cm" loext:contextual-spacing="false" fo:text-align="center" style:justify-single-word="false"/>
      <style:text-properties style:font-name="Liberation Sans" fo:font-family="'Liberation Sans'" style:font-family-generic="swiss" style:font-pitch="variable" fo:font-size="28pt" fo:font-weight="bold" style:font-size-asian="28pt" style:font-weight-asian="bold" style:font-name-complex="Liberation Sans2" style:font-family-complex="'Liberation Sans'" style:font-family-generic-complex="system" style:font-pitch-complex="variable"/>
    </style:style>
    <style:style style:name="Triangle_20_List" style:display-name="Triangl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2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2cm" style:auto-text-indent="false"/>
    </style:style>
    <style:style style:name="Footer" style:family="paragraph" style:parent-style-name="Standard" style:default-outline-level="" style:class="extra"/>
    <style:style style:name="SF-citazione" style:family="paragraph" style:parent-style-name="SF-paragrafo" style:default-outline-level="">
      <style:paragraph-properties fo:margin-left="0cm" fo:margin-right="0cm" fo:margin-top="1.27cm" fo:margin-bottom="1.27cm" loext:contextual-spacing="true" fo:text-indent="1.27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default-outline-level="" style:class="extra">
      <style:text-properties fo:font-size="11pt" style:font-size-asian="11pt"/>
    </style:style>
    <style:style style:name="Table_20_Heading" style:display-name="Table Heading" style:family="paragraph" style:parent-style-name="Table_20_Contents" style:default-outline-level="" style:class="extra"/>
    <style:style style:name="SF-sottotitolo-paragrafo" style:family="paragraph" style:parent-style-name="SF-titolo-paragrafo" style:default-outline-level="2">
      <style:text-properties fo:font-size="12pt" style:font-size-asian="12pt"/>
    </style:style>
    <style:style style:name="SF-sottosottotitolo-paragrafo" style:family="paragraph" style:parent-style-name="SF-sottotitolo-paragrafo" style:default-outline-level="3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anchor_5f_text" style:display-name="Footnote anchor_text" style:family="text">
      <style:text-properties style:text-position="super 58%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family-generic="roman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4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family-generic="roman"/>
      </text:list-level-style-bullet>
      <text:list-level-style-bullet text:level="5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Times New Roman'" style:font-family-generic="roman"/>
      </text:list-level-style-bullet>
      <text:list-level-style-bullet text:level="7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8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Times New Roman'" style:font-family-generic="roman"/>
      </text:list-level-style-bullet>
      <text:list-level-style-bullet text:level="9" text:style-name="ListLabel_20_6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language="it" fo:country="IT"/>
    </style:style>
    <style:page-layout style:name="Mpm1">
      <style:page-layout-properties fo:page-width="21.001cm" fo:page-height="29.7cm" style:num-format="1" style:print-orientation="portrait" fo:margin-top="3cm" fo:margin-bottom="1.27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  <style:master-page style:name="Converted63" style:page-layout-name="Mpm2"/>
    <style:master-page style:name="Converted64" style:page-layout-name="Mpm2"/>
    <style:master-page style:name="Converted65" style:page-layout-name="Mpm2"/>
    <style:master-page style:name="Converted66" style:page-layout-name="Mpm2"/>
    <style:master-page style:name="Converted67" style:page-layout-name="Mpm2"/>
    <style:master-page style:name="Converted68" style:page-layout-name="Mpm2"/>
    <style:master-page style:name="Converted69" style:page-layout-name="Mpm2"/>
    <style:master-page style:name="Converted70" style:page-layout-name="Mpm2"/>
    <style:master-page style:name="Converted71" style:page-layout-name="Mpm2"/>
    <style:master-page style:name="Converted72" style:page-layout-name="Mpm2"/>
    <style:master-page style:name="Converted73" style:page-layout-name="Mpm2"/>
    <style:master-page style:name="Converted74" style:page-layout-name="Mpm2"/>
    <style:master-page style:name="Converted75" style:page-layout-name="Mpm2"/>
    <style:master-page style:name="Converted76" style:page-layout-name="Mpm2"/>
    <style:master-page style:name="Converted77" style:page-layout-name="Mpm2"/>
    <style:master-page style:name="Converted78" style:page-layout-name="Mpm2"/>
    <style:master-page style:name="Converted79" style:page-layout-name="Mpm2"/>
    <style:master-page style:name="Converted80" style:page-layout-name="Mpm2"/>
    <style:master-page style:name="Converted81" style:page-layout-name="Mpm2"/>
    <style:master-page style:name="Converted82" style:page-layout-name="Mpm2"/>
    <style:master-page style:name="Converted83" style:page-layout-name="Mpm2"/>
    <style:master-page style:name="Converted84" style:page-layout-name="Mpm2"/>
    <style:master-page style:name="Converted85" style:page-layout-name="Mpm2"/>
    <style:master-page style:name="Converted86" style:page-layout-name="Mpm2"/>
    <style:master-page style:name="Converted87" style:page-layout-name="Mpm2"/>
    <style:master-page style:name="Converted88" style:page-layout-name="Mpm2"/>
    <style:master-page style:name="Converted89" style:page-layout-name="Mpm2"/>
    <style:master-page style:name="Converted90" style:page-layout-name="Mpm2"/>
    <style:master-page style:name="Converted91" style:page-layout-name="Mpm2"/>
    <style:master-page style:name="Converted92" style:page-layout-name="Mpm2"/>
    <style:master-page style:name="Converted93" style:page-layout-name="Mpm2"/>
    <style:master-page style:name="Converted94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7:25:32.845683196</meta:creation-date>
    <dc:language>it-IT</dc:language>
    <meta:editing-cycles>6</meta:editing-cycles>
    <dc:title>saggio</dc:title>
    <meta:editing-duration>PT54M30S</meta:editing-duration>
    <meta:generator>LibreOffice/5.2.7.2$Linux_x86 LibreOffice_project/2b7f1e640c46ceb28adf43ee075a6e8b8439ed10</meta:generator>
    <dc:date>2017-08-07T11:34:10.410750623</dc:date>
    <meta:document-statistic meta:table-count="0" meta:image-count="0" meta:object-count="0" meta:page-count="1" meta:paragraph-count="31" meta:word-count="206" meta:character-count="1655" meta:non-whitespace-character-count="1434"/>
    <meta:template xlink:type="simple" xlink:actuate="onRequest" xlink:title="saggio" xlink:href="../../../.config/libreoffice/4/user/template/Presentation%20Backgrounds/saggio1.ott" meta:date="2016-06-18T17:25:32.520789554"/>
  </office:meta>
</office:document-meta>
</file>